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 Pゴシック" svg:font-family="'IPA Pゴシック'" style:font-family-generic="swiss"/>
    <style:font-face style:name="IPA Pゴシック1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T1" style:family="text">
      <style:text-properties officeooo:rsid="0014f2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pine ecosystems are particularly vulnerable to the effect of climate change. Monitoring the</text:p>
      <text:p text:style-name="Standard">distribution of alpine vegetation is required to plan practical conservation activities. However,</text:p>
      <text:p text:style-name="Standard">conventional field observation and satellite remote sensing have difficulties in the coverage and</text:p>
      <text:p text:style-name="Standard">frequency in alpine areas. Researchers have also utilized ground-based time-lapse cameras to</text:p>
      <text:p text:style-name="Standard">observe alpine regions’ snowmelt and vegetation phenology. Such time-lapse cameras have</text:p>
      <text:p text:style-name="Standard">significant advantages in cost, resolution, and frequency. However, no research has used them</text:p>
      <text:p text:style-name="Standard">to monitor vegetation distribution. This study proposes a novel method to draw georeferenced</text:p>
      <text:p text:style-name="Standard">vegetation classification maps from ground-based imagery of alpine regions. Our approach</text:p>
      <text:p text:style-name="Standard">has two components: vegetation classification and georectification. The proposed vegetation</text:p>
      <text:p text:style-name="Standard">classification method uses pixel time series acquired from autumn images to utilize the</text:p>
      <text:p text:style-name="Standard">patterns of autumn leaf color. We show that using time-lapse imagery and a Recurrent</text:p>
      <text:p text:style-name="Standard">Neural Network improves the performance of the vegetation classification. We also developed</text:p>
      <text:p text:style-name="Standard">a novel method to accurately transform a ground-based image into georeferenced data. We</text:p>
      <text:p text:style-name="Standard">propose 1. an automated procedure to acquire Ground Control Points and 2. a camera model</text:p>
      <text:p text:style-name="Standard">that considers lens distortions for accurate georectification. We show that our approach</text:p>
      <text:p text:style-name="Standard">outperforms the conventional method. The proposed method achieved sufficient accuracy</text:p>
      <text:p text:style-name="Standard">to observe the vegetation distribution on a plant-community scale. The evaluation reveals</text:p>
      <text:p text:style-name="Standard">an F1 score of 0.937 in the vegetation classification and a root-mean-square error of 3.4 m</text:p>
      <text:p text:style-name="Standard">in the georectification. Our results highlight the potential of cheap time-lapse cameras to</text:p>
      <text:p text:style-name="Standard">monitor the distribution of alpine vegetation. The proposed method sho<text:span text:style-name="T1">u</text:span>ld significantly</text:p>
      <text:p text:style-name="Standard">contribute to effective conservation planning of the alpine ecosystems.</text:p>
      <text:p text:style-name="Standard"/>
      <text:p text:style-name="Standard">The effects of climate change on terrestrial ecosystems are particularly severe in alpine regions, and the</text:p>
      <text:p text:style-name="Standard">consequences have already been documented globally. ([1], [2], [3]). Alpine vegetation depends on severe</text:p>
      <text:p text:style-name="Standard">conditions such as low temperatures and long snow-covered periods. Thus alpine areas have unique species</text:p>
      <text:p text:style-name="Standard">adapted to such extreme environments. Several studies have reported that recent global climatic changes,</text:p>
      <text:p text:style-name="Standard">e.g., increasing temperatures and reducing snow-covered periods, have accelerated the invasion of non-native</text:p>
      <text:p text:style-name="Standard">species into alpine areas (see [4]). In the Taisetsu Mountains, northern Japan, dwarf bamboo (Sasa kurilensis)</text:p>
      <text:p text:style-name="Standard">has invaded alpine snow meadows, probably driven by the extension of the snow-free period ([5]). Researchers</text:p>
      <text:p text:style-name="Standard">have also predicted a decrease in habitats suitable for alpine snow meadows in that area ([6]). Climate</text:p>
      <text:p text:style-name="Standard">change has also affected the growth and phenologies of native species. For example, the growth of dwarf</text:p>
      <text:p text:style-name="Standard">pine (Pinus pumila), a dominant species in Japanese alpine regions, has been affected by climatic conditions</text:p>
      <text:p text:style-name="Standard">such as temperature and snowmelt timings ([7]). In addition, such changes vary depending on species and</text:p>
      <text:p text:style-name="Standard">microhabitats ([8]). Understanding and predicting the undergoing changes of alpine vegetation requires a</text:p>
      <text:p text:style-name="Standard">monitoring method scalable to a wide range with a spatially and temporally high resolution.</text:p>
      <text:p text:style-name="Standard">Previous studies on alpine ecosystems have relied heavily on field observations, yet it is hard to cover</text:p>
      <text:p text:style-name="Standard">broad areas in alpine regions due to the poor accessibility and severe weather. The variance in the phenology</text:p>
      <text:p text:style-name="Standard"><text:soft-page-break/>of alpine plants has also complicated the problem. Strictly limited by snow cover, the growing season of</text:p>
      <text:p text:style-name="Standard">alpine plants is typically very short and their phenology varies greatly across years and microtopography</text:p>
      <text:p text:style-name="Standard">([9]). Thus planning observations by predicting the plant phenology is difficult, making it necessary to</text:p>
      <text:p text:style-name="Standard">conduct a continuous observation over months. Satellite, airborne, and Unmanned Aerial Vehicle (UAV)</text:p>
      <text:p text:style-name="Standard">remote sensing methods seem to be alternatives. However, satellite imagery of alpine areas is rarely available</text:p>
      <text:p text:style-name="Standard">due to cloud cover, and the spatial resolution is not enough to observe vegetation changes at the plant</text:p>
      <text:p text:style-name="Standard">community scale. Airborne imagery can obtain high-resolution data, but its cost becomes a bottleneck for</text:p>
      <text:p text:style-name="Standard">frequent monitoring. Although UAV methods have become a cost-effective tool for ecological monitoring</text:p>
      <text:p text:style-name="Standard">([10]), continuous monitoring with UAVs in alpine regions is difficult due to the severe weather.</text:p>
      <text:p text:style-name="Standard">On the other hand, researchers have also utilized automated digital time-lapse cameras mounted on the</text:p>
      <text:p text:style-name="Standard">ground for monitoring green-leaf phenologies in forests ([11]), grasslands ([12]), and alpine meadows ([13]).</text:p>
      <text:p text:style-name="Standard">Unlike satellite imagery, ground-based cameras provide images free of clouds and atmospheric effects. Also,</text:p>
      <text:p text:style-name="Standard">they can obtain high-resolution (i.e., sub-meter scale) and frequent (i.e., daily or hourly) images at a meager</text:p>
      <text:p text:style-name="Standard">cost. Most previous studies with such cameras were about calculating the phenology index (e.g., excess</text:p>
      <text:p text:style-name="Standard">greenness, [14]) by setting some regions of interest (ROI) in the images. Few studies have utilized such images</text:p>
      <text:p text:style-name="Standard">in monitoring vegetation distributions. This lack of studies seems to be because applying such time-lapse</text:p>
      <text:p text:style-name="Standard">imagery in monitoring vegetation distribution has two technical challenges. The first one is the spectral</text:p>
      <text:p text:style-name="Standard">sensitivity of the cameras. Researchers have reported that using multi/hyperspectral data, especially in</text:p>
      <text:p text:style-name="Standard">infra-red regions, improves the accuracy in vegetation classification ([15], [16]). However, ordinal digital</text:p>
      <text:p text:style-name="Standard">cameras can only obtain three bands in the visible range (Red, Green, and Blue), making it harder to</text:p>
      <text:p text:style-name="Standard">classify vegetation accurately. The second one is the availability of images in geospatial analyses. Since</text:p>
      <text:p text:style-name="Standard">digital time-lapse cameras are mounted on the ground, transforming these images into geospatial data (e.g.,</text:p>
      <text:p text:style-name="Standard">orthoimage, this process is called georectification) is challenging. In other words, even if we classify the</text:p>
      <text:p text:style-name="Standard">vegetation from such images, we cannot quantitatively measure and analyze it using Geographic Information</text:p>
      <text:p text:style-name="Standard">Systems (GIS) tools. Georectification is essential for utilizing time-lapse cameras in scientific conservation</text:p>
      <text:p text:style-name="Standard">planning.</text:p>
      <text:p text:style-name="Standard">This study proposes an automated method for drawing vegetation classification maps with a digital</text:p>
      <text:p text:style-name="Standard">time-lapse camera by solving these two challenges. We solved the first challenge by using time-lapse images to</text:p>
      <text:p text:style-name="Standard"><text:soft-page-break/>classify vegetation. The autumn leaf phenology, which varies among species, was utilized in the classification</text:p>
      <text:p text:style-name="Standard">process. We show the effectiveness of such phenological information in vegetation classification. A novel</text:p>
      <text:p text:style-name="Standard">georectification method for ground-based images was also developed to tackle the second challenge. Using the</text:p>
      <text:p text:style-name="Standard">proposed procedure, we generated a vegetation classification map from time-lapse images of the Japanese alps.</text:p>
      <text:p text:style-name="Standard">Our approach enables us to continuously monitor vegetation distribution and its changes at a plant-community</text:p>
      <text:p text:style-name="Standard">scale, covering broad areas at a meager cost.</text:p>
      <text:p text:style-name="Standard"/>
      <text:p text:style-name="Standard"/>
      <text:p text:style-name="Standard">The proposed method has three steps:</text:p>
      <text:p text:style-name="Standard">1. Image-to-image alignment for correcting the movements of the camera.</text:p>
      <text:p text:style-name="Standard"/>
      <text:p text:style-name="Standard">An overview of the proposed procedure. The cylinders, boxes, and hexagons represent the source</text:p>
      <text:p text:style-name="Standard">data to prepare, procedures, and deliverables, respectively.</text:p>
      <text:p text:style-name="Standard"/>
      <text:p text:style-name="Standard">2. Vegetation classification for classifying each pixel into vegetation categories.</text:p>
      <text:p text:style-name="Standard">3. Georectification for transforming vegetation classification results into geospatial data.</text:p>
      <text:p text:style-name="Standard">Fig. 1 shows the overview of the entire process. The proposed method requires a training dataset for training</text:p>
      <text:p text:style-name="Standard">the vegetation classification model, a Digital Elevation Model (DEM), and a georectified ai<text:span text:style-name="T1">rborne/satellite</text:span></text:p>
      <text:p text:style-name="Standard">image that covers the camera’s field of view for the georectification process.</text:p>
      <text:p text:style-name="Standard"/>
      <text:p text:style-name="Standard"/>
      <text:p text:style-name="Standard"/>
      <text:p text:style-name="Standard">Our approach is intended for digital time-lapse images of alpine landscapes. In this study, we demonstrated it</text:p>
      <text:p text:style-name="Standard">with time-lapse images of a Japanese alpine region owned by the National Institute for Environmental Studies,</text:p>
      <text:p text:style-name="Standard">Japan (NIES). All the images are publically available on NIES’ webpage (https://db.cger.nies.go.jp/</text:p>
      <text:p text:style-name="Standard">gem/ja/mountain/statWeusedtml?id=2). In 2010, NIES installed the digital time-lapse camera (EOS 5D</text:p>
      <text:p text:style-name="Standard">MK2, Canon Inc., 21 M pixels) on a mountain lodge Murodo-sanso (about 2450 m a.s.l., above the forest</text:p>
      <text:p text:style-name="Standard">limit), located at the foot of Mt. Tateyama (3015 m a.s.l.), in the Nothern Japanese Alps (Fig. 2). The area</text:p>
      <text:p text:style-name="Standard">is designated as a restricted zone within Chubusangaku National Park. The images were taken hourly, from 6</text:p>
      <text:p text:style-name="Standard">a.m. to 7 p.m. in JPEG format. The camera’s field of view (FoV) includes Mt. Tateyama, which ranges</text:p>
      <text:p text:style-name="Standard">from about 2350 m a.s.l. to 3015 m a.s.l. in elevation. The pixel size on the ground was about 0.5 m at the</text:p>
      <text:p text:style-name="Standard">ridge, about 1 km from the camera. The area has a complex mosaic-like vegetation structure because of its</text:p>
      <text:p text:style-name="Standard">topography and climate, including rocks, cliffs, curls, moraines, and heavy snow in the winter. From April to</text:p>
      <text:p text:style-name="Standard">November, the camera observed the snowmelt and seasonal phenology of evergreen(e.g., Pinus pumila) and</text:p>
      <text:p text:style-name="Standard"><text:soft-page-break/>deciduous (Sorbus sp., Acer tschonoskii) dwarf trees, dwarf bamboos (e.g., Sasa kurilensis), and alpine shrubs</text:p>
      <text:p text:style-name="Standard">and herbaceous plants (e.g., Vaccinium ovalifolium, Geum pentapetalum, Nephrophyllidium crista-galli).</text:p>
      <text:p text:style-name="Standard"/>
      <text:p text:style-name="Standard"/>
      <text:p text:style-name="Standard">The location of the camera. (a) The location of Mt. Tateyama. (b) The installation point of the</text:p>
      <text:p text:style-name="Standard">camera in Murodo-sanso lodge. (c) The camera (EOS 5D MK2, Canon Inc.)</text:p>
      <text:p text:style-name="Standard"/>
      <text:p text:style-name="Standard">In the beginning, we selected seven images with good weather from late summer to late fall (25th Aug, 5th,</text:p>
      <text:p text:style-name="Standard">12th, 20th, 26th Sep, 3rd, and 10th Oct) in 2015. To avoid the effect of shadows, we selected the images from</text:p>
      <text:p text:style-name="Standard">11:00 a.m. to 2:00 p.m. Since the temporal patterns of autumn foliage coloration vary among species, this</text:p>
      <text:p text:style-name="Standard">season is suitable for classifying vegetation. While acquiring a series of images costs a lot with UAVs and</text:p>
      <text:p text:style-name="Standard">airborne imagery, time-lapse cameras are particularly good at observing such temporal patterns of leaf color.</text:p>
      <text:p text:style-name="Standard"/>
      <text:p text:style-name="Standard">Time-lapse images often suffer from the camera’s movement caused by a strong wind, human interference,</text:p>
      <text:p text:style-name="Standard">and thermal expansion of the camera platform. Since such movement can result in errors in vegetation</text:p>
      <text:p text:style-name="Standard">classification and georectification, we implemented an image alignment method that aligns one (source) image</text:p>
      <text:p text:style-name="Standard">to another (target) image. The software was developed using Python3 programming language and OpenCV4</text:p>
      <text:p text:style-name="Standard">image processing library (https://opencv.org/). We employed a feature-based alignment method used by</text:p>
      <text:p text:style-name="Standard">previous studies ([17], [18]). First, we searched and matched key points between the source and the target</text:p>
      <text:p text:style-name="Standard">image using the AKAZE local feature extractor ([19]) and K-nearest neighbor matcher. Then, we searched</text:p>
      <text:p text:style-name="Standard">and applied the 3 × 3 homography matrix H that minimizes the distance between each pair of the matching</text:p>
      <text:p text:style-name="Standard">points, using OpenCV’s “findHomography” function</text:p>
      <text:p text:style-name="Standard"/>
      <text:p text:style-name="Standard">where [U ′ , V ′ , 1] and [U, V, 1] represent the coordinates of the matching points on the target and the source</text:p>
      <text:p text:style-name="Standard">image. By setting one image as the target and others as the source, the whole time series imagery was aligned</text:p>
      <text:p text:style-name="Standard">accurately (0.654 pixels in root mean square error (RMSE) of the matching points). Finally, an input mask</text:p>
      <text:p text:style-name="Standard">was applied to define image regions that should be ignored in the following procedure, such as the sky and</text:p>
      <text:p text:style-name="Standard"/>
      <text:p text:style-name="Standard">Figure 3: Pixel time series acquired from the time-lapse camera. You can obtain a time series of pixel values</text:p>
      <text:p text:style-name="Standard">(i.e., Red, Green, and Blue) for each pixel on the images (left). Since the images were taken in 8-bit JPEG</text:p>
      <text:p text:style-name="Standard"><text:soft-page-break/>format, the pixel values range from 0 to 255. The right plot shows the pixel time series of randomly sampled</text:p>
      <text:p text:style-name="Standard">10 pixels for each class. Each line represents a pixel’s value (Red, Green, or Blue, shown as the line color)</text:p>
      <text:p text:style-name="Standard">sampled from manually annotated vegetation polygons that were used to train the vegetation classifier (see</text:p>
      <text:p text:style-name="Standard">2.3.2 for more detail). Such pixel time series reflects the autumn phenology of the vegetation and varies</text:p>
      <text:p text:style-name="Standard">among vegetation classes. For example, the high Red values on Maple and Rowans show the autumn foliage.</text:p>
      <text:p text:style-name="Standard">On the other hand, evergreen vegetation, such as Dwarf Bamboo and Dwarf Pine, show flat patterns in pixel</text:p>
      <text:p text:style-name="Standard">values.</text:p>
      <text:p text:style-name="Standard"/>
      <text:p text:style-name="Standard">the regions too close to the camera. This process ensures that a set of pixel time series reflects phenological</text:p>
      <text:p text:style-name="Standard">information of the exact location, which is essential in the vegetation classification process</text:p>
      <text:p text:style-name="Standard"/>
      <text:p text:style-name="Standard">After the image-to-image alignment, we stuck the images and extracted a time series of pixel values (Red,</text:p>
      <text:p text:style-name="Standard">Green, and Blue, see Fig. 3) for each pixel. Such pixel time series reflect the temporal patterns of leaf colors</text:p>
      <text:p text:style-name="Standard">that vary among species. For example, Rowans (Sorbus sambucifolia, Sorbus matsumurana), which turn red</text:p>
      <text:p text:style-name="Standard">in autumn, show high Red values at the end of September. Maple (Acer tschonoskii), which turns yellow to</text:p>
      <text:p text:style-name="Standard">orange and red in autumn, also has high Red values in September but it has two peaks. This means Maple</text:p>
      <text:p text:style-name="Standard">has intra-species variation in the timing of autumn foliage. Because deciduous plants have great differences</text:p>
      <text:p text:style-name="Standard">in autumn leaf phenology among species, researchers have used that information for vegetation classification</text:p>
      <text:p text:style-name="Standard">with satellite imagery ([20], [21], [22]). However, no research has applied this technique to ground-based</text:p>
      <text:p text:style-name="Standard">time-lapse imagery. We implemented Support Vector Machine (SVM) and Recurrent Neural Network (RNN)</text:p>
      <text:p text:style-name="Standard">based vegetation classifiers and tested the effects of using pixel time series of the ground-based imagery on</text:p>
      <text:p text:style-name="Standard">the classification performance.</text:p>
      <text:p text:style-name="Standard"/>
      <text:p text:style-name="Standard">We prepared two supervised models, SVM and RNN, to classify the pixel time series into vegetation categories.</text:p>
      <text:p text:style-name="Standard">SVM is one of the most popular machine-learning models in remote sensing and has many applications ([23]),</text:p>
      <text:p text:style-name="Standard">including vegetation classification with multitemporal satellite imagery ([21]). RNN is a neural network that</text:p>
      <text:p text:style-name="Standard">recurrently processes sequential or temporal steps of data to recognize their dynamics. RNN has been used in</text:p>
      <text:p text:style-name="Standard">many tasks such as speech recognition ([24], [25], [26]), and machine translation ([27], [28]). Researchers have</text:p>
      <text:p text:style-name="Standard"/>
      <text:p text:style-name="Standard"><text:soft-page-break/>also utilized RNN for remote sensing tasks, such as land cover classification, with multi-temporal satellite</text:p>
      <text:p text:style-name="Standard">imagery ([29], [30]). A previous study ([29]) reported that an RNN classifier outperforms an SVM classifier</text:p>
      <text:p text:style-name="Standard">on the land cover classification accuracy. Amongst many variants of RNN, we used Long Short-Time Memory</text:p>
      <text:p text:style-name="Standard">(LSTM, [31]), which is also used by the previous study ([29]). Batch-normalization technique ([32]) and</text:p>
      <text:p text:style-name="Standard">the GELU activation function ([33]) were employed to speed up and stabilize the model training. As a</text:p>
      <text:p text:style-name="Standard">comparison, we also classified the pixel of every single image separately using SVM classifiers to test whether</text:p>
      <text:p text:style-name="Standard">using multi-temporal imagery improves the classification performance.</text:p>
      <text:p text:style-name="Standard"/>
      <text:p text:style-name="Standard"/>
      <text:p text:style-name="Standard">Each pixel time series was classified into seven vegetation classes: Dwarf Pine (Pinus pumila), Dwarf Bam-</text:p>
      <text:p text:style-name="Standard">boo (Sasa kurilensis), Rowans (Sorbus sambucifolia, Sorbus matsumurana), Maple (Acer tschonoskii),</text:p>
      <text:p text:style-name="Standard">Montane Alder (Alnus viridis subsp. maximowiczii), Other Vegetations (such as alpine shrubs and</text:p>
      <text:p text:style-name="Standard">herbaceous plants), and No Vegetation. Experts prepared a training dataset for each class using</text:p>
      <text:p text:style-name="Standard">an open-source image annotation software (Semantic Segmentation Editor, Hitachi, https://github.</text:p>
      <text:p text:style-name="Standard">com/Hitachi-Automotive-And-Industry-Lab/semantic-segmentation-editor). The prepared training</text:p>
      <text:p text:style-name="Standard">dataset contains about 1.5 M pixels in 137 polygons, which covers about 7% of the image. Each polygon</text:p>
      <text:p text:style-name="Standard">was validated with a set of telephotos that overlap with the camera’s FoV. The telephotos were taken in the</text:p>
      <text:p text:style-name="Standard">autumn of 2014, using the Nikon D7100 camera (Nikon Corp.) with a 200 mm lens. Although we could see</text:p>
      <text:p text:style-name="Standard">the shape and texture of the plant community from the telephotos, some vegetation cannot be identified</text:p>
      <text:p text:style-name="Standard">without looking in more detail, such as the leaf shapes. We conducted a field survey in September 2022 to</text:p>
      <text:p text:style-name="Standard">identify the vegetation type for such places</text:p>
      <text:p text:style-name="Standard"/>
      <text:p text:style-name="Standard">We implemented the classifiers with Python3 language. For the SVM classifier, we used the ThunderSVM</text:p>
      <text:p text:style-name="Standard">library (https://github.com/Xtra-Computing/thundersvm) and a Radial Basis Function (RBF) kernel</text:p>
      <text:p text:style-name="Standard">with a regularization parameter equal to 1.0. The gamma value of the RBF kernel was set automatically by</text:p>
      <text:p text:style-name="Standard">1</text:p>
      <text:p text:style-name="Standard">the “scaled“ setting of the ThunderSVM library as γ = nf eatures</text:p>
      <text:p text:style-name="Standard">×V (X) , where nf eatures ) and V (X) represent</text:p>
      <text:p text:style-name="Standard">the input data’s dimensions and variance, respectively. The RNN classifier was developed using the PyTorch</text:p>
      <text:p text:style-name="Standard">deep neural network library (https://pytorch.org/). We set the number of hidden dimensions equal to</text:p>
      <text:p text:style-name="Standard">5. We trained the model 200 epochs with the Rectified Adam optimizer ([34]) with a learning rate of 0.001</text:p>
      <text:p text:style-name="Standard">and a batch size of 500. To validate the performance of the different classifiers, we performed a 5-fold</text:p>
      <text:p text:style-name="Standard">cross-validation. Each fold was stratified with the vegetation categories. As a model evaluation metric, we</text:p>
      <text:p text:style-name="Standard"><text:soft-page-break/>used the per-class F1-score, a standard metric in machine learning (2.3.3). T P, F P, F N stand for the numbers</text:p>
      <text:p text:style-name="Standard">of true positives, false positives, and false negatives, respectively. All source codes are available via GitHub</text:p>
      <text:p text:style-name="Standard"/>
      <text:p text:style-name="Standard">The second challenge of utilizing time-lapse cameras in vegetation monitoring is the difficulty of georectification,</text:p>
      <text:p text:style-name="Standard">i.e., georeferencing and transforming the images into geographic data. We developed a novel method to</text:p>
      <text:p text:style-name="Standard">perform this process automatically and accurately. Georectification of ground-based images has been a</text:p>
      <text:p text:style-name="Standard">difficult task, and this causes the underuse of potentially rich information in ground-based imagery. In plain</text:p>
      <text:p text:style-name="Standard">words, georectification means aligning images onto Digital Surface Models (DSMs) so that every pixel of an</text:p>
      <text:p text:style-name="Standard">image gets a geographical coordinate. It usually requires a camera model. We considered a camera as a</text:p>
      <text:p text:style-name="Standard">function that transforms 3D geographical coordinates (e.g., X, Y, and Z (height) in a Universal Transverse</text:p>
      <text:p text:style-name="Standard">Mercator coordinate system (UTM)) into 2D image coordinates (locations of each pixel in the image). By</text:p>
      <text:p text:style-name="Standard">estimating the parameters of this function (such as the camera location, pose, and FoV), you can simulate</text:p>
      <text:p text:style-name="Standard">how each point of the DSM appears in the image. Usually, georectification has three steps</text:p>
      <text:p text:style-name="Standard"/>
      <text:p text:style-name="Standard">1. Finding Ground Control Points (GCPs) in the image.</text:p>
      <text:p text:style-name="Standard">2. Estimating the camera parameters, such as the camera pose and FoV, using GCPs.</text:p>
      <text:p text:style-name="Standard">3. Projecting the image onto the DSM using the camera parameters.</text:p>
      <text:p text:style-name="Standard"/>
      <text:p text:style-name="Standard">Recently, researchers have developed some georectification methods to use ground-based images in glaciology</text:p>
      <text:p text:style-name="Standard">([35], [17]) and snow cover studies ([18]). Usually, GNSS-positioned GCPs (such as GCP markers) are set</text:p>
      <text:p text:style-name="Standard">before image acquisition. However, setting such markers in alpine areas is often difficult due to their rugged</text:p>
      <text:p text:style-name="Standard">topology. [18] tackled this problem by developing a method that uses mountain silhouettes to match an image</text:p>
      <text:p text:style-name="Standard">and a DSM directly. However, this silhouette-based method has a drawback in projection accuracy. It ignores</text:p>
      <text:p text:style-name="Standard">lens distortion and only uses limited areas (silhouettes) of images in the GCP acquisition. To overcome these</text:p>
      <text:p text:style-name="Standard">weaknesses, this study proposes a camera model which includes lens distortion and a novel method to acquire</text:p>
      <text:p text:style-name="Standard">GCPs in a broader area than the silhouette-based method.</text:p>
      <text:p text:style-name="Standard"/>
      <text:p text:style-name="Standard">In this section, we explain our camera model which considers lens distortion. As mentioned, we modeled</text:p>
      <text:p text:style-name="Standard">a camera as a function that transforms geographical coordinates into image coordinates. We implemented</text:p>
      <text:p text:style-name="Standard">this procedure using the OpenGL framework (https://www.opengl.org) and the ModernGL Python library</text:p>
      <text:p text:style-name="Standard"><text:soft-page-break/>([36]) to accelerate it with graphical processing units (GPUs). In OpenGL, we can divide this process into</text:p>
      <text:p text:style-name="Standard">three operations:</text:p>
      <text:p text:style-name="Standard">1. Transforming the geographical coordinates (also called the world coordinates) to the view coordinates</text:p>
      <text:p text:style-name="Standard">(coordinates seen from the camera’s point of view) using the camera’s extrinsic parameters (i.e., the</text:p>
      <text:p text:style-name="Standard">location and angles of the camera).</text:p>
      <text:p text:style-name="Standard">2. Distorting the view coordinates using the lens distortion parameters.</text:p>
      <text:p text:style-name="Standard">3. Transforming the view coordinates to the image coordinates (also called the screen coordinates) using</text:p>
      <text:p text:style-name="Standard">the camera’s intrinsic parameters (i.e., the camera’s FoV).</text:p>
      <text:p text:style-name="Standard">First, we transformed the geographic coordinates into the view coordinates relative to the camera’s position</text:p>
      <text:p text:style-name="Standard">and direction. We used a 4 × 4 view matrix (Eq. 3) Mview in this step. The view matrix represents the</text:p>
      <text:p text:style-name="Standard">camera’s position and direction (pan, tilt, roll):</text:p>
      <text:p text:style-name="Standard">where pan, tilt, roll are the Euler angles of the camera pose and x, y, z are the camera location in the</text:p>
      <text:p text:style-name="Standard">geographic coordinate system. Applying the view matrix Mview transforms the geographic coordinates</text:p>
      <text:p text:style-name="Standard">[Xgeo Zgeo Ygeo 1] (the horizontal, vertical, and depth coordinates, respectively) into the view coordinates</text:p>
      <text:p text:style-name="Standard">[Xview Zview Yview 1] (Eq. 4). In the OpenGL’s view coordinate system, Xview , Zview and Yview</text:p>
      <text:p text:style-name="Standard">represents horizontal, vertical, and depth positions respectively. Note that the geographic coordinate system</text:p>
      <text:p text:style-name="Standard">must be cartesian (such as the UTM coordinate systems, not the lat/long coordinate system).</text:p>
      <text:p text:style-name="Standard"/>
      <text:p text:style-name="Standard">Second, we distorted the view coordinates to simulate the lens distortion. We modeled the lens distortion</text:p>
      <text:p text:style-name="Standard">(Eq. 5) based on [37] and OpenCV’s implementation (https://docs.opencv.org/4.x/d9/d0c/group_</text:p>
      <text:p text:style-name="Standard">_calib3d.html), where Xnorm and Znorm are the Y -normalized view coordinates. This model distorts points’</text:p>
      <text:p text:style-name="Standard">locations according to the distance from the center of the image. Our model includes radial (k1~k6), tangental</text:p>
      <text:p text:style-name="Standard">(p1, p2), thin prism (s1~<text:span text:style-name="T1">s4) distortion, and unequal pixel aspect ratio (a1, a2). See [37] for the details of lens</text:span></text:p>
      <text:p text:style-name="Standard">distortion modeling.</text:p>
      <text:p text:style-name="Standard"/>
      <text:p text:style-name="Standard">Lastly, we transformed the distorted view coordinates into the image coordinates by perspective projection.</text:p>
      <text:p text:style-name="Standard">During the perspective projection, a closer object is drawn larger. We used a 4 × 4 projection matrix Mproj</text:p>
      <text:p text:style-name="Standard">(Eq. 6), that represents the camera’s horizontal (f ovx ) and vertical (f ovz ) FoV. Finally, we got the image</text:p>
      <text:p text:style-name="Standard">coordinates as [Ximage , Zimage ] in Eq. 7.</text:p>
      <text:p text:style-name="Standard"/>
      <text:p text:style-name="Standard">One of the weaknesses of the previous silhouette-based method is its low accuracy on the mountainside. We</text:p>
      <text:p text:style-name="Standard">developed a novel image-matching-based method to acquire GCPs in a broader area. Before processing, an</text:p>
      <text:p text:style-name="Standard">orthorectified airborne/satellite image (orthophoto), a DSM that covers the camera’s field of view, and a set</text:p>
      <text:p text:style-name="Standard"><text:soft-page-break/>of initial camera parameters (roughly estimated camera parameters) must be prepared. Our method consists</text:p>
      <text:p text:style-name="Standard">of two parts: 1. rendering a simulated landscape image and 2. matching the simulated and original image.</text:p>
      <text:p text:style-name="Standard">In the first step, we rendered a simulated landscape image by applying the camera model to the DSM and</text:p>
      <text:p text:style-name="Standard">orthophoto (Fig. 4, right). Every pixel of this simulated image has a geographic coordinate. In the second</text:p>
      <text:p text:style-name="Standard">step, an image taken at the same time as the orthophoto (original image) was selected from the aligned</text:p>
      <text:p text:style-name="Standard">images. Then we searched for matching key points between the original image and the simulated image (Fig.</text:p>
      <text:p text:style-name="Standard">4) by the same feature-based method used in the image-to-image-alignment process. Since these matching</text:p>
      <text:p text:style-name="Standard">points have both geographical coordinates (from the DSM) and image coordinates (from the original image),</text:p>
      <text:p text:style-name="Standard">we used them as GCPs. This method enables us to automatically acquire GCPs in a much broader area than</text:p>
      <text:p text:style-name="Standard">the silhouette-based method. To maximize the number of obtained matching points, the original image should</text:p>
      <text:p text:style-name="Standard">be shot in the same season as the orthophoto. Note that the quality of the DSM and the orthorectification</text:p>
      <text:p text:style-name="Standard">accuracy of the orthophoto may affect the accuracy of GCPs.</text:p>
      <text:p text:style-name="Standard"/>
      <text:p text:style-name="Standard">The acquired GCPs were used to estimate the camera parameters of the image. Applying the camera model</text:p>
      <text:p text:style-name="Standard">to the GCPs’ geographical coordinates (X, Y, Z of Fig. 5), we can calculate the reprojected image coordinates</text:p>
      <text:p text:style-name="Standard">with a set of camera parameters. Then, we can measure the distance from the actual image coordinates of</text:p>
      <text:p text:style-name="Standard"/>
      <text:p text:style-name="Standard">Automatic acquisition of GCPs. The original image (left) and the simulated image (right). The</text:p>
      <text:p text:style-name="Standard">simulated image was rendered with an orthophoto, DSM, and initial camera parameters. Red points show</text:p>
      <text:p text:style-name="Standard">the matching points. We used these points as GCPs.</text:p>
      <text:p text:style-name="Standard"/>
      <text:p text:style-name="Standard">GCPs (U, V of Fig. 5) to the reprojected image coordinates (U ′ , V ′ of Fig. 5). We estimated the camera</text:p>
      <text:p text:style-name="Standard">parameters by minimizing this distance using the Covariance Matrix Adaptation Evolution Strategy (CMA-ES,</text:p>
      <text:p text:style-name="Standard">[38], Fig. 5). CMA-ES performs well in optimizing a multimodal, complex function with fewer parameters to</text:p>
      <text:p text:style-name="Standard">be set. We could not estimate the camera location because that makes the problem too complicated (e.g., a</text:p>
      <text:p text:style-name="Standard">telephoto taken from a distance and a wide-angle taken from a close look similar)</text:p>
      <text:p text:style-name="Standard"/>
      <text:p text:style-name="Standard">At last, we georectified the vegetation classification result using the optimized camera parameters (Fig.</text:p>
      <text:p text:style-name="Standard">6). At this point, we got the point data of vegetation (as shown in the table on the right of Fig. 6)</text:p>
      <text:p text:style-name="Standard">which every row represents a pixel of the original image. To measure the area of each vegetation class, we</text:p>
      <text:p text:style-name="Standard"><text:soft-page-break/>converted the point data to raster data. We rasterized the point data in 1 m resolution, then interpolated</text:p>
      <text:p text:style-name="Standard">holes up to 2 m since the maximum pixel footprint was about 2 m on the ridge of the mountain. This</text:p>
      <text:p text:style-name="Standard">rasterization procedure was implemented using the R language ([39]), the “stars” package ([40]), and</text:p>
      <text:p text:style-name="Standard">the “terra” ([41]) package. See https://github.com/0kam/VegetationMapPaper/blob/master/scripts/</text:p>
      <text:p text:style-name="Standard">utils/interpolate.R for the source code.</text:p>
      <text:p text:style-name="Standard"/>
      <text:p text:style-name="Standard">We implemented the proposed procedure with Python3 language and published it as an open-source package</text:p>
      <text:p text:style-name="Standard">via GitHub (https://github.com/0kam/alproj). We used an airborne image and a DSM in the GCP</text:p>
      <text:p text:style-name="Standard">acquisition process. The Japanese Forestry Agency captured the airborne image in the fall of 2010, and we</text:p>
      <text:p text:style-name="Standard">orthorectified it using a DEM produced by airborne laser scanning. This DEM was also used as the DSM in</text:p>
      <text:p text:style-name="Standard">the GCP acquisition and georectification process. The airborne image and DSM had spatial resolutions of 0.2</text:p>
      <text:p text:style-name="Standard">m and 2 m, respectively, and were both resampled to a resolution of 1 m.</text:p>
      <text:p text:style-name="Standard">Then, the accuracy of our georectification method was tested. We manually searched 83 matching points</text:p>
      <text:p text:style-name="Standard">between the simulated and original images and treated them as the test GCPs: GCPs that are not used in the</text:p>
      <text:p text:style-name="Standard">georectification process. We also prepared two comparison methods. The first one was the silhouette-based</text:p>
      <text:p text:style-name="Standard"/>
      <text:p text:style-name="Standard">Workflow of the camera parameter optimization. We estimated the camera parameters by minimizing</text:p>
      <text:p text:style-name="Standard">the GCP’s reprojection error</text:p>
      <text:p text:style-name="Standard"/>
      <text:p text:style-name="Standard">Our georectification procedure. We applied the optimized camera parameters to the DSM and the</text:p>
      <text:p text:style-name="Standard">vegetation classification result to get a vegetation classification map.</text:p>
      <text:p text:style-name="Standard"/>
      <text:p text:style-name="Standard">matching method (after this, called the silhouette method) used in the previous study ([18]). This was to</text:p>
      <text:p text:style-name="Standard">demonstrate the benefits of the image-matching-based GCP acquisition method. Therefore, we considered the</text:p>
      <text:p text:style-name="Standard">lens distortion in silhouette while [18] did not. The second was our method without the lens distortion model</text:p>
      <text:p text:style-name="Standard">(after this, called no distortion), for evaluating the advantages of the lens distortion model. We evaluated the</text:p>
      <text:p text:style-name="Standard">projection error of the test GCPs using these three methods</text:p>
      <text:p text:style-name="Standard"/>
      <text:p text:style-name="Standard">Fig. 7 shows the results of the 5-fold cross-validation. When focusing on a single-day classification (shown as</text:p>
      <text:p text:style-name="Standard">the shooting date), the best date for classification differed between classes. For example, 26th Sep was the</text:p>
      <text:p text:style-name="Standard">best for identifying Rowans, but 10th Oct was for Dwarf Pine and Dwarf Bamboo. The autumn colorization</text:p>
      <text:p text:style-name="Standard">of Rowans was at best on 26th Sep, and most vegetation except Dwarf Bamboo and Dwarf Pine were blasted</text:p>
      <text:p text:style-name="Standard"><text:soft-page-break/>on 10th Oct. No single image can accurately classify Maple and Montane Alder. In contrast, using all</text:p>
      <text:p text:style-name="Standard">images (shown as “Multidays” and “Multidays RNN” representing the SVM and RNN classifiers, respectively)</text:p>
      <text:p text:style-name="Standard">resulted in a high F1 score in every class. Also, the RNN classifier outperforms the SVM classifier (0.937 and</text:p>
      <text:p text:style-name="Standard"/>
      <text:p text:style-name="Standard">The per-class F1-scores of the vegetation classification. Each box plot shows the results of a 5-fold</text:p>
      <text:p text:style-name="Standard">cross-validation. We classified each pixel of a single image (shown as the shooting date) with SVM classifiers</text:p>
      <text:p text:style-name="Standard">and pixel time series with SVM (shown as “Multidays”) and RNN (shown as “Multidays RNN”) classifiers.</text:p>
      <text:p text:style-name="Standard"/>
      <text:p text:style-name="Standard">Left: Vegetation classification results of the RNN model. The masked area, i.e., the sky and the</text:p>
      <text:p text:style-name="Standard">regions too close to the camera, is shown in black. Right: The generated vegetation classification map. The</text:p>
      <text:p text:style-name="Standard">background shows contour lines.</text:p>
      <text:p text:style-name="Standard"/>
      <text:p text:style-name="Standard">The projection error of the proposed method. The projection error was particularly large in the</text:p>
      <text:p text:style-name="Standard">area near the camera.</text:p>
      <text:p text:style-name="Standard"/>
      <text:p text:style-name="Standard">0.918 in macro average F1 score). Fig. 8 (left) shows the products of the RNN classifier. We can observe the</text:p>
      <text:p text:style-name="Standard">distribution of each vegetation class at the plant-community scale</text:p>
      <text:p text:style-name="Standard"/>
      <text:p text:style-name="Standard">The proposed method achieves accurate projection (3.45 m as the root mean square error) while the</text:p>
      <text:p text:style-name="Standard">comparisons did not (16.1 m with silhouette, 23.6 m with no distortion). To investigate the tendency of</text:p>
      <text:p text:style-name="Standard">our method’s georectification error, we also checked the relationship between the projection error and the</text:p>
      <text:p text:style-name="Standard">distance from the shooting point for each test GCP (Fig. 9). The projection error was especially large in</text:p>
      <text:p text:style-name="Standard">the GCPs near the shooting point. Fig. 8 (right) shows the produced vegetation classification map. The</text:p>
      <text:p text:style-name="Standard">vegetation classification map has missing areas because ridges blocked the camera’s view</text:p>
      <text:p text:style-name="Standard"/>
      <text:p text:style-name="Standard">We suggested an automated procedure to transform time-lapse images of alpine regions into georeferenced</text:p>
      <text:p text:style-name="Standard">vegetation classification maps at a meager cost. This task is challenging because of 1. the difficulty of</text:p>
      <text:p text:style-name="Standard">classifying vegetation with ordinal digital camera imagery and 2. the difficulty of georectification of such</text:p>
      <text:p text:style-name="Standard">ground-based imagery. We solved these issues by 1. using the temporal information of autumn leaf colors for</text:p>
      <text:p text:style-name="Standard">vegetation classification and 2. developing a novel method for accurate image georectification. The proposed</text:p>
      <text:p text:style-name="Standard">methods reached a functional performance (0.937 in a mean F1 Score of vegetation classification, 3.4 m in a</text:p>
      <text:p text:style-name="Standard">mean projection error of georectification) to use the vegetation classification map in monitoring the vegetation</text:p>
      <text:p text:style-name="Standard">distributions on a plant-community scale.</text:p>
      <text:p text:style-name="Standard"/>
      <text:p text:style-name="Standard"><text:soft-page-break/>4.1</text:p>
      <text:p text:style-name="Standard">The benefit of using time-series imagery for vegetation classification</text:p>
      <text:p text:style-name="Standard">One of the shortcomings of ordinal digital cameras is that they only have three bands (Red, Blue, and Green).</text:p>
      <text:p text:style-name="Standard">We made up for this lack of information using the rich temporal information that time-lapse cameras can</text:p>
      <text:p text:style-name="Standard">obtain. Many plant species have characteristic phenologies, such as autumn foliage, and the suitable season to</text:p>
      <text:p text:style-name="Standard">observe them differs among species. The accuracy of the single-day classification (shown in the shooting date</text:p>
      <text:p text:style-name="Standard">in Fig. 7) shows that each vegetation class has suitable timing to identify it in the images. Classifying multiple</text:p>
      <text:p text:style-name="Standard">vegetation classes requires long-term (such as several months long) and frequent (such as daily) monitoring,</text:p>
      <text:p text:style-name="Standard">and digital time-lapse cameras are suitable. In addition, combining multi-temporal images improved the</text:p>
      <text:p text:style-name="Standard">classification accuracy, especially with Maple and Montane Alder. The best F1 score was low with single-day</text:p>
      <text:p text:style-name="Standard">classification (0.750 for Montane Alder, 0.345 for Maple), and using multi-temporal images improves them</text:p>
      <text:p text:style-name="Standard">much (0.951 and 0.781 with the SVM classifier). This result shows that identifying these classes requires</text:p>
      <text:p text:style-name="Standard">multi-temporal information. As the previous study pointed out ([29]), the RNN model outperformed the</text:p>
      <text:p text:style-name="Standard">SVM model. This result was particularly apparent for Maple (0.781 with SVM and 0.831 with RNN), which</text:p>
      <text:p text:style-name="Standard">has intra-species variation in autumn foliage timings. Considering two Maple pixel time series with different</text:p>
      <text:p text:style-name="Standard">autumn foliage timings, the correlation between them is small, but the temporal correlation is large. This is</text:p>
      <text:p text:style-name="Standard">probably the reason why SVM could not correctly detect Maples since it ignores the temporal correlation of</text:p>
      <text:p text:style-name="Standard">the data while RNN does. Also, our model can still be further improved. As ([30]) claimed, patch-based</text:p>
      <text:p text:style-name="Standard">classification methods may improve performance. Such patch-based models take a time series of small patches</text:p>
      <text:p text:style-name="Standard">as an input to utilize the spatial information, such as textures, in the classification process.</text:p>
      <text:p text:style-name="Standard"/>
      <text:p text:style-name="Standard">4.2</text:p>
      <text:p text:style-name="Standard">The performance of the georectification method and its limitation.</text:p>
      <text:p text:style-name="Standard">The most significant barrier to using ground-based imagery in ecological monitoring is its difficulty in treating</text:p>
      <text:p text:style-name="Standard">it as geospatial data. An automated and accurate georectification method was required to overcome this</text:p>
      <text:p text:style-name="Standard">challenge. Without georectification, we cannot quantitatively analyze (e.g., measuring the area, locating the</text:p>
      <text:p text:style-name="Standard">place, and analyzing with topographic data) the acquired information, such as the vegetation distribution.</text:p>
      <text:p text:style-name="Standard">We suggested a novel method to georectify such imagery. With minimal manual user inputs (i.e., the location</text:p>
      <text:p text:style-name="Standard">of the camera and the initial camera parameters), our approach achieved a state-of-the-art accuracy (3.45</text:p>
      <text:p text:style-name="Standard"><text:soft-page-break/>m). We tested the effectiveness of the two features of our method: the lens distortion model and the</text:p>
      <text:p text:style-name="Standard">image-matching-based method in acquiring GCPs.</text:p>
      <text:p text:style-name="Standard">The results show that the lens distortion model greatly improved the georectification accuracy. Without</text:p>
      <text:p text:style-name="Standard">the lens distortion model, our model resulted in a projection accuracy of 23.6 m. However, since the effect of</text:p>
      <text:p text:style-name="Standard">lens distortion on the georectification accuracy is different among cameras and lenses ([18]), further testing</text:p>
      <text:p text:style-name="Standard">will be required. Another feature of our method is the automatic acquisition of GCPs using simulated images</text:p>
      <text:p text:style-name="Standard">and image-matching techniques. It requires a high-resolution orthophoto that covers the camera’s field of</text:p>
      <text:p text:style-name="Standard">view. This costs a bit but the reward is considerable: the conventional silhouette-based method resulted in</text:p>
      <text:p text:style-name="Standard">an RMSE of 16.1 m. This suggests that acquiring matching points between the image and the DSM in a</text:p>
      <text:p text:style-name="Standard">broader area benefits the camera parameter estimation process.</text:p>
      <text:p text:style-name="Standard">However, our method has several limitations. The proposed lens distortion model does not support a</text:p>
      <text:p text:style-name="Standard">fisheye lens and omnidirectional camera. Focusing on the GCP acquisition method, ours assumes that the</text:p>
      <text:p text:style-name="Standard">landscape (e.g., topography and vegetation cover) looks the same between the original and simulated images.</text:p>
      <text:p text:style-name="Standard">While we employed a robust matching method, significant changes in mountain terrain (such as landslides)</text:p>
      <text:p text:style-name="Standard">may cause a matching error. Slight changes in vegetation cover will also affect the quality of GCPs. However,</text:p>
      <text:p text:style-name="Standard">the negative effect of it (a few meters) should be much smaller than the positive effect (about 12.6 m) of</text:p>
      <text:p text:style-name="Standard">using these points as GCPs. Additionally, the AKAZE image matcher could not acquire matching points in</text:p>
      <text:p text:style-name="Standard">the area near the camera, and the projection error was relatively large (Fig. 9). While the spatial resolution</text:p>
      <text:p text:style-name="Standard">of the simulated image depends on orthophoto and constant (in this study, 1 m), that of the original image</text:p>
      <text:p text:style-name="Standard">changes depending on the distance from the camera. In such near areas, the spatial resolution of the original</text:p>
      <text:p text:style-name="Standard">image is much higher than that of the simulated image, and the image matcher cannot handle the difference.</text:p>
      <text:p text:style-name="Standard">Recently, researchers have developed some deep-learning-based image-matching methods (e.g., [42], [43]) that</text:p>
      <text:p text:style-name="Standard">are more robust to the differences in image sources and viewpoints. Applying these methods to the GCP</text:p>
      <text:p text:style-name="Standard">acquiring process may improve the performance of our method, especially in near areas.</text:p>
      <text:p text:style-name="Standard">Theoretically, our approach can handle images of other ecosystems, such as forests. However, this may be</text:p>
      <text:p text:style-name="Standard">difficult because the georectification accuracy strongly depends on the accuracy of the DSM. Since alpine</text:p>
      <text:p text:style-name="Standard">plants tend to be very short, readily available Digital Elevation Models (DEMs) can be used as the DSMs. In</text:p>
      <text:p text:style-name="Standard">forestry areas, vegetation height is considerable, and the gap between the DEMs and the actual surface (top</text:p>
      <text:p text:style-name="Standard">of the forest) will cause significant errors in the georectification process.</text:p>
      <text:p text:style-name="Standard"><text:soft-page-break/>4.3</text:p>
      <text:p text:style-name="Standard">Future application and conclusion</text:p>
      <text:p text:style-name="Standard">Here, we proposed an automated method to draw a vegetation classification map from a series of images</text:p>
      <text:p text:style-name="Standard">acquired by a digital time-lapse camera. The produced vegetation classification map has sufficient accuracy</text:p>
      <text:p text:style-name="Standard">for monitoring endemic and vulnerable alpine vegetation. One of the benefits of digital time-lapse cameras is</text:p>
      <text:p text:style-name="Standard">their long-term operability. Applying the proposed method to the existing long-term time-lapse imagery will</text:p>
      <text:p text:style-name="Standard">enable the researchers to quantitatively understand the vegetation changes and their trends. That information</text:p>
      <text:p text:style-name="Standard">will help researchers and stakeholders to plan field observations and conservation activities more effectively.</text:p>
      <text:p text:style-name="Standard">Our methods facilitate cost-efficient monitoring of alpine vegetation and understanding of the progressing</text:p>
      <text:p text:style-name="Standard">impacts of climate changes on alpine ecosystem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 Pゴシック" svg:font-family="'IPA Pゴシック'" style:font-family-generic="swiss"/>
    <style:font-face style:name="IPA Pゴシック1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JP" style:font-size-asian="10.5pt" style:language-asian="ja" style:country-asian="JP" style:font-name-complex="IPA Pゴシック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IPA Pゴシック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IPA Pゴシック1" style:font-family-complex="'IPA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PA Pゴシック" style:font-family-complex="'IPA Pゴシック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IPA Pゴシック" style:font-family-complex="'IPA Pゴシック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PA Pゴシック" style:font-family-complex="'IPA Pゴシック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7:13:51.484365827</meta:creation-date>
    <dc:date>2023-01-10T17:22:55.412121860</dc:date>
    <meta:editing-duration>PT9M4S</meta:editing-duration>
    <meta:editing-cycles>1</meta:editing-cycles>
    <meta:document-statistic meta:table-count="0" meta:image-count="0" meta:object-count="0" meta:page-count="14" meta:paragraph-count="373" meta:word-count="5455" meta:character-count="35852" meta:non-whitespace-character-count="30770"/>
    <meta:generator>LibreOffice/7.4.3.2$Linux_X86_64 LibreOffice_project/40$Build-2</meta:generator>
  </office:meta>
</office:document-meta>
</file>